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3205F9DE383.png" manifest:media-type="image/png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4a720" officeooo:paragraph-rsid="0014a720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5fcbf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80pt" officeooo:rsid="0015fcbf" officeooo:paragraph-rsid="0015fcbf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</text:p>
      <text:p text:style-name="P6">BORNHACK</text:p>
      <text:p text:style-name="P5"><draw:frame draw:style-name="fr1" draw:name="Image1" text:anchor-type="paragraph" svg:x="1.402in" svg:y="0.6307in" svg:width="3.889in" svg:height="4.4437in" draw:z-index="1"><draw:image xlink:href="Pictures/10000201000002BC000003205F9DE383.png" xlink:type="simple" xlink:show="embed" xlink:actuate="onLoad"/></draw:frame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8:31:12.939423112</dc:date>
    <meta:editing-duration>PT21M32S</meta:editing-duration>
    <meta:editing-cycles>10</meta:editing-cycles>
    <meta:generator>LibreOffice/4.3.3.2$Linux_X86_64 LibreOffice_project/430m0$Build-2</meta:generator>
    <meta:document-statistic meta:table-count="0" meta:image-count="2" meta:object-count="0" meta:page-count="1" meta:paragraph-count="2" meta:word-count="8" meta:character-count="71" meta:non-whitespace-character-count="63"/>
  </office:meta>
</office:document-meta>
</file>